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02in"/>
    </style:style>
    <style:style style:name="co2" style:family="table-column">
      <style:table-column-properties fo:break-before="auto" style:column-width="1.1366in"/>
    </style:style>
    <style:style style:name="co3" style:family="table-column">
      <style:table-column-properties fo:break-before="auto" style:column-width="3.9154in"/>
    </style:style>
    <style:style style:name="co4" style:family="table-column">
      <style:table-column-properties fo:break-before="auto" style:column-width="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Area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tats</text:p>
          </table:table-cell>
          <table:table-cell table:style-name="ce1" office:value-type="string">
            <text:p>Description?</text:p>
          </table:table-cell>
          <table:table-cell table:number-columns-repeated="1020"/>
        </table:table-row>
        <table:table-row table:style-name="ro1">
          <table:table-cell office:value-type="string">
            <text:p>Wind Area</text:p>
          </table:table-cell>
          <table:table-cell office:value-type="string">
            <text:p>Wind Elemental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s/>Bats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hosts / Ghoul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ryphon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rpy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ater Area</text:p>
          </table:table-cell>
          <table:table-cell office:value-type="string">
            <text:p>Water Elemental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limes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ren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erfolk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raken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re Area</text:p>
          </table:table-cell>
          <table:table-cell office:value-type="string">
            <text:p>Fire Elemental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oblins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inotaur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warves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ragon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>
            <text:p>Earth Area</text:p>
          </table:table-cell>
          <table:table-cell office:value-type="string">
            <text:p>Earth Elemental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olems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lves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entaurs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iant Ent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>
            <text:p>Space / Time Area</text:p>
          </table:table-cell>
          <table:table-cell office:value-type="string">
            <text:p>Wraith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bomination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>
            <text:p>Undead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hemoth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Historic Knight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alactic Knight</text:p>
          </table:table-cell>
          <table:table-cell office:value-type="string">
            <text:p>HP – | MP – | ATK – | MATK – | DEF – | MDEF – | SPD – | LUK – 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2">
          <table:table-cell/>
          <table:table-cell office:value-type="string">
            <text:p>Time Mage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2">
          <table:table-cell table:style-name="Default"/>
          <table:table-cell office:value-type="string">
            <text:p>Spacial Mage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>
            <text:p>Other things</text:p>
          </table:table-cell>
          <table:table-cell office:value-type="string">
            <text:p>Vampire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Werewolf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ad Programmer</text:p>
          </table:table-cell>
          <table:table-cell office:value-type="string">
            <text:p>HP – | MP – | ATK – | MATK – | DEF – | MDEF – | SPD – | LUK –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4T11:24:55</meta:creation-date>
    <dc:date>2013-04-24T12:56:35.46</dc:date>
    <meta:editing-duration>PT16M8S</meta:editing-duration>
    <meta:editing-cycles>1</meta:editing-cycles>
    <meta:document-statistic meta:table-count="1" meta:cell-count="72" meta:object-count="0"/>
    <meta:generator>LibreOffice/4.0.2.2$Windows_x86 LibreOffice_project/4c82dcdd6efcd48b1d8bba66bfe1989deee49c3</meta:generator>
  </office:meta>
</office:document-meta>
</file>